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officeooo:rsid="0003bc56" officeooo:paragraph-rsid="0003bc56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03bc56" officeooo:paragraph-rsid="0003bc56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erif" fo:font-size="15pt" officeooo:rsid="0003bc56" officeooo:paragraph-rsid="0003bc56" style:font-size-asian="15pt" style:font-size-complex="15pt"/>
    </style:style>
    <style:style style:name="P4" style:family="paragraph" style:parent-style-name="Standard" style:list-style-name="L1">
      <style:text-properties style:font-name="Liberation Serif" fo:font-size="15pt" officeooo:rsid="0003bc56" officeooo:paragraph-rsid="0003bc56" style:font-size-asian="15pt" style:font-size-complex="15pt"/>
    </style:style>
    <style:style style:name="P5" style:family="paragraph" style:parent-style-name="Standard" style:list-style-name="L2">
      <style:text-properties style:font-name="Liberation Serif" fo:font-size="15pt" officeooo:rsid="0003bc56" officeooo:paragraph-rsid="0003bc56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03bc56" officeooo:paragraph-rsid="0003bc56" style:font-size-asian="15pt" style:font-weight-asian="bold" style:font-size-complex="15pt" style:font-weight-complex="bold"/>
    </style:style>
    <style:style style:name="P7" style:family="paragraph" style:parent-style-name="Standard" style:list-style-name="L2">
      <style:text-properties officeooo:paragraph-rsid="0003bc56"/>
    </style:style>
    <style:style style:name="P8" style:family="paragraph" style:parent-style-name="Standard" style:list-style-name="L2">
      <style:text-properties officeooo:rsid="0003f276" officeooo:paragraph-rsid="0003f276"/>
    </style:style>
    <style:style style:name="P9" style:family="paragraph" style:parent-style-name="Standard" style:list-style-name="L2">
      <style:text-properties officeooo:rsid="00094d91" officeooo:paragraph-rsid="00094d91"/>
    </style:style>
    <style:style style:name="T1" style:family="text">
      <style:text-properties style:font-name="Liberation Serif" fo:font-size="15pt" style:font-size-asian="15pt" style:font-size-complex="15pt"/>
    </style:style>
    <style:style style:name="T2" style:family="text">
      <style:text-properties style:font-name="Liberation Serif" fo:font-size="15pt" officeooo:rsid="0003bc56" style:font-size-asian="15pt" style:font-size-complex="15pt"/>
    </style:style>
    <style:style style:name="T3" style:family="text">
      <style:text-properties style:font-name="Liberation Serif" fo:font-size="15pt" officeooo:rsid="0003f276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Road-map for the Spring</text:p>
      <text:p text:style-name="P1"/>
      <text:p text:style-name="P1"/>
      <text:p text:style-name="P1"/>
      <text:p text:style-name="P1"/>
      <text:list xml:id="list878672575" text:style-name="L1">
        <text:list-item>
          <text:p text:style-name="P4">Deep Neural Networks (DNN).</text:p>
        </text:list-item>
        <text:list-item>
          <text:p text:style-name="P4">Convolution Neural Networks(CNN).</text:p>
        </text:list-item>
        <text:list-item>
          <text:p text:style-name="P4">Image Classification.</text:p>
        </text:list-item>
      </text:list>
      <text:p text:style-name="P1"/>
      <text:p text:style-name="P1"/>
      <text:p text:style-name="P1"/>
      <text:p text:style-name="P1"/>
      <text:p text:style-name="P2">Assignments</text:p>
      <text:p text:style-name="P2"/>
      <text:p text:style-name="P2"/>
      <text:p text:style-name="P1"/>
      <text:list xml:id="list355312868" text:style-name="L2">
        <text:list-item>
          <text:p text:style-name="P5">Complete linear regression project.</text:p>
        </text:list-item>
        <text:list-item>
          <text:p text:style-name="P7"><text:span text:style-name="T3">Neural Network </text:span><text:span text:style-name="T2"><text:s/>tutorials </text:span><text:span text:style-name="T3">from </text:span><text:a xlink:type="simple" xlink:href="https://youtube.com/playlist?list=PLZHQObOWTQDNU6R1_67000Dx_ZCJB-3pi" text:style-name="Internet_20_link" text:visited-style-name="Visited_20_Internet_20_Link"><text:span text:style-name="T3">3Blue1Brown</text:span></text:a><text:span text:style-name="T3">.</text:span></text:p>
        </text:list-item>
        <text:list-item>
          <text:p text:style-name="P8"><text:span text:style-name="T1">PyTorch tutorials from</text:span><text:a xlink:type="simple" xlink:href="https://youtube.com/playlist?list=PLZbbT5o_s2xrfNyHZsM6ufI0iZENK9xgG" text:style-name="Internet_20_link" text:visited-style-name="Visited_20_Internet_20_Link"><text:span text:style-name="T1"> DeepLizard</text:span></text:a><text:span text:style-name="T1">. </text:span></text:p>
          <text:list>
            <text:list-item>
              <text:p text:style-name="P9"><text:span text:style-name="T1">First 30 tutorials.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21:22:05.469993117</meta:creation-date>
    <dc:date>2021-11-30T09:33:25.460234784</dc:date>
    <meta:editing-duration>PT2M2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9" meta:word-count="37" meta:character-count="261" meta:non-whitespace-character-count="238"/>
  </office:meta>
</office:document-meta>
</file>